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-1.3cm" fo:text-indent="0cm" style:auto-text-indent="false" fo:background-color="transparent"/>
      <style:text-properties officeooo:rsid="001aab1c" officeooo:paragraph-rsid="001aab1c"/>
    </style:style>
    <style:style style:name="P2" style:family="paragraph" style:parent-style-name="Standard">
      <loext:graphic-properties draw:fill="none"/>
      <style:paragraph-properties fo:margin-left="-1.401cm" fo:margin-right="-1.3cm" fo:text-indent="0cm" style:auto-text-indent="false" fo:background-color="transparent"/>
      <style:text-properties fo:font-size="10pt" officeooo:rsid="001aab1c" officeooo:paragraph-rsid="001aab1c" style:font-size-asian="10pt" style:font-size-complex="10pt"/>
    </style:style>
    <style:style style:name="P3" style:family="paragraph" style:parent-style-name="Standard">
      <loext:graphic-properties draw:fill="none"/>
      <style:paragraph-properties fo:margin-left="-1.401cm" fo:margin-right="-1.3cm" fo:text-indent="0cm" style:auto-text-indent="false" fo:background-color="transparent"/>
      <style:text-properties fo:font-size="10pt" officeooo:paragraph-rsid="001aab1c" style:font-size-asian="10pt" style:font-size-complex="10pt"/>
    </style:style>
    <style:style style:name="P4" style:family="paragraph" style:parent-style-name="Standard">
      <loext:graphic-properties draw:fill="none"/>
      <style:paragraph-properties fo:margin-left="-1.401cm" fo:margin-right="-1.3cm" fo:text-indent="0cm" style:auto-text-indent="false" fo:break-before="page" fo:background-color="transparent"/>
      <style:text-properties fo:font-size="10pt" officeooo:rsid="001aab1c" officeooo:paragraph-rsid="001aab1c" style:font-size-asian="10pt" style:font-size-complex="10pt"/>
    </style:style>
    <style:style style:name="P5" style:family="paragraph" style:parent-style-name="Standard" style:master-page-name="">
      <loext:graphic-properties draw:fill="none"/>
      <style:paragraph-properties fo:margin-left="-1.401cm" fo:margin-right="-1.3cm" fo:text-indent="0cm" style:auto-text-indent="false" style:page-number="auto" fo:background-color="transparent"/>
      <style:text-properties fo:font-size="10pt" officeooo:rsid="001aab1c" officeooo:paragraph-rsid="001aab1c" style:font-size-asian="10pt" style:font-size-complex="10pt"/>
    </style:style>
    <style:style style:name="P6" style:family="paragraph" style:parent-style-name="Standard">
      <loext:graphic-properties draw:fill="none"/>
      <style:paragraph-properties fo:margin-left="0cm" fo:margin-right="-1.3cm" fo:text-indent="0cm" style:auto-text-indent="false" fo:background-color="transparent"/>
      <style:text-properties fo:font-size="10pt" officeooo:rsid="001aab1c" officeooo:paragraph-rsid="001aab1c" style:font-size-asian="10pt" style:font-size-complex="10pt"/>
    </style:style>
    <style:style style:name="T1" style:family="text">
      <style:text-properties officeooo:rsid="001aab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&gt;&gt;&gt;&gt;&gt;&gt;&gt;&gt;&gt;&gt;&gt;&gt;&gt;&gt;&gt;&gt;&gt;&gt;&gt;&gt;&gt; constants.py &lt;&lt;&lt;&lt;&lt;&lt;&lt;&lt;&lt;&lt;&lt;&lt;&lt;&lt;&lt;&lt;&lt;&lt;&lt;&lt;&lt;</text:p>
      <text:p text:style-name="P2">promoter_sequence = "AGGTTGGCAGTCAGTCAGCATCTACTGTTTGCAG"</text:p>
      <text:p text:style-name="P2">terminator_sequence = "CGTCTGCTTTTGTCTCTGCTGCTGTCGTTT"</text:p>
      <text:p text:style-name="P2"/>
      <text:p text:style-name="P2"/>
      <text:p text:style-name="P2">&gt;&gt;&gt;&gt;&gt;&gt;&gt;&gt;&gt;&gt;&gt;&gt;&gt;&gt;&gt;&gt;&gt;&gt;&gt;&gt;&gt; DNASequence.py &lt;&lt;&lt;&lt;&lt;&lt;&lt;&lt;&lt;&lt;&lt;&lt;&lt;&lt;&lt;&lt;&lt;&lt;&lt;&lt;&lt;</text:p>
      <text:p text:style-name="P2">class DNASequence:</text:p>
      <text:p text:style-name="P2"><text:s text:c="4"/>def __init__(self, sequence: str):</text:p>
      <text:p text:style-name="P2"><text:s text:c="8"/>self._sequence = sequence</text:p>
      <text:p text:style-name="P2"/>
      <text:p text:style-name="P2"><text:s text:c="4"/>def get_sequence(self) -&gt; str:</text:p>
      <text:p text:style-name="P2"><text:s text:c="8"/>return self._sequence</text:p>
      <text:p text:style-name="P2"/>
      <text:p text:style-name="P2"><text:s text:c="4"/>def __eq__(self, other):</text:p>
      <text:p text:style-name="P2"><text:s text:c="8"/>return self._sequence == other._sequence</text:p>
      <text:p text:style-name="P2"/>
      <text:p text:style-name="P2"><text:s text:c="4"/>def get_rc(self) -&gt; "DNASequence":</text:p>
      <text:p text:style-name="P2"><text:s text:c="8"/>"""</text:p>
      <text:p text:style-name="P2"><text:s text:c="8"/>:return: a reverse-complemented sequence</text:p>
      <text:p text:style-name="P2"><text:s text:c="8"/>"""</text:p>
      <text:p text:style-name="P2"><text:s text:c="8"/>complement = {'A': 'T', 'C': 'G', 'G': 'C', 'T': 'A'}</text:p>
      <text:p text:style-name="P2"><text:s text:c="8"/>comp_sequence = [complement.get(base) for base in self._sequence]</text:p>
      <text:p text:style-name="P2"><text:s text:c="8"/>rev_comp_sequence = reversed(comp_sequence)</text:p>
      <text:p text:style-name="P2"><text:s text:c="8"/>return DNASequence("".join(rev_comp_sequence))</text:p>
      <text:p text:style-name="P2"/>
      <text:p text:style-name="P2"><text:s text:c="4"/>def shift(self, amount: int):</text:p>
      <text:p text:style-name="P2"><text:s text:c="8"/>"""</text:p>
      <text:p text:style-name="P2"><text:s text:c="8"/>Returns a new shifted DNA sequence</text:p>
      <text:p text:style-name="P2"><text:s text:c="8"/>:param amount: Amount of bases to shift</text:p>
      <text:p text:style-name="P2"><text:s text:c="8"/>"""</text:p>
      <text:p text:style-name="P2"><text:s text:c="8"/>return DNASequence(self._sequence[amount:])</text:p>
      <text:p text:style-name="P2"/>
      <text:p text:style-name="P2"><text:s text:c="4"/>def __str__(self):</text:p>
      <text:p text:style-name="P2"><text:s text:c="8"/>return self.get_sequence()</text:p>
      <text:p text:style-name="P2"/>
      <text:p text:style-name="P2"><text:s text:c="4"/>def __repr__(self):</text:p>
      <text:p text:style-name="P2"><text:s text:c="8"/>return str(self)</text:p>
      <text:p text:style-name="P4">&gt;&gt;&gt;&gt;&gt;&gt;&gt;&gt;&gt;&gt;&gt;&gt;&gt;&gt;&gt;&gt;&gt;&gt;&gt;&gt;&gt; ProteinSequence.py &lt;&lt;&lt;&lt;&lt;&lt;&lt;&lt;&lt;&lt;&lt;&lt;&lt;&lt;&lt;&lt;&lt;&lt;&lt;&lt;&lt;</text:p>
      <text:p text:style-name="P2">from src.DNASequence import DNASequence</text:p>
      <text:p text:style-name="P2"/>
      <text:p text:style-name="P2">class ProteinSequence:</text:p>
      <text:p text:style-name="P2"><text:s text:c="4"/>@staticmethod</text:p>
      <text:p text:style-name="P2"><text:s text:c="4"/>def _translate(dna_sequence: str) -&gt; str:</text:p>
      <text:p text:style-name="P3"><text:span text:style-name="T1"><text:s text:c="8"/>translation_table = &lt;SUPPRESSED&gt;</text:span></text:p>
      <text:p text:style-name="P2"><text:s text:c="8"/>protein = "" <text:s/># TODO: string concatenation in python is inefficient. Find out why and how to improve.</text:p>
      <text:p text:style-name="P2"><text:s text:c="8"/>for i in range(0, len(dna_sequence), 3):</text:p>
      <text:p text:style-name="P2"><text:s text:c="12"/>codon = dna_sequence[i:i + 3]</text:p>
      <text:p text:style-name="P2"><text:s text:c="12"/>is_full_codon = len(codon) == 3</text:p>
      <text:p text:style-name="P2"><text:s text:c="12"/>if is_full_codon:</text:p>
      <text:p text:style-name="P2"><text:s text:c="16"/>protein += translation_table[codon]</text:p>
      <text:p text:style-name="P2"><text:s text:c="8"/>return protein</text:p>
      <text:p text:style-name="P2"/>
      <text:p text:style-name="P2"><text:s text:c="4"/>def __init__(self, sequence: DNASequence):</text:p>
      <text:p text:style-name="P2"><text:s text:c="8"/>self._sequence = ProteinSequence._translate(sequence.get_sequence())</text:p>
      <text:p text:style-name="P2"/>
      <text:p text:style-name="P2"><text:s text:c="4"/>def get_sequence(self) -&gt; str:</text:p>
      <text:p text:style-name="P2"><text:s text:c="8"/>return self._sequence</text:p>
      <text:p text:style-name="P2"/>
      <text:p text:style-name="P2"><text:s text:c="4"/>def get_first_pos_of_aminoacid(self, aminoacid: str) -&gt; int:</text:p>
      <text:p text:style-name="P2"><text:s text:c="8"/>return self._sequence.find(aminoacid)</text:p>
      <text:p text:style-name="P2"/>
      <text:p text:style-name="P2"><text:s text:c="4"/>def get_last_pos_of_aminoacid(self, aminoacid: str) -&gt; int:</text:p>
      <text:p text:style-name="P2"><text:s text:c="8"/>return self._sequence.rfind(aminoacid)</text:p>
      <text:p text:style-name="P2"/>
      <text:p text:style-name="P2"><text:s text:c="4"/>def trim(self, first_pos, last_pos):</text:p>
      <text:p text:style-name="P2"><text:s text:c="8"/>self._sequence = self._sequence[first_pos:last_pos]</text:p>
      <text:p text:style-name="P2"/>
      <text:p text:style-name="P2"><text:s text:c="4"/>def get_count_of_aminoacid(self, aminoacid: str) -&gt; int:</text:p>
      <text:p text:style-name="P2"><text:s text:c="8"/>return self._sequence.count(aminoacid)</text:p>
      <text:p text:style-name="P2"/>
      <text:p text:style-name="P2"><text:s text:c="4"/>def __len__(self):</text:p>
      <text:p text:style-name="P2"><text:s text:c="8"/>return len(self._sequence)</text:p>
      <text:p text:style-name="P2"/>
      <text:p text:style-name="P2"><text:s text:c="4"/>def __str__(self):</text:p>
      <text:p text:style-name="P2"><text:s text:c="8"/>return self._sequence</text:p>
      <text:p text:style-name="P2"/>
      <text:p text:style-name="P2"><text:s text:c="4"/>def __repr__(self):</text:p>
      <text:p text:style-name="P2"><text:s text:c="8"/>return str(self)</text:p>
      <text:p text:style-name="P2"/>
      <text:p text:style-name="P4">&gt;&gt;&gt;&gt;&gt;&gt;&gt;&gt;&gt;&gt;&gt;&gt;&gt;&gt;&gt;&gt;&gt;&gt;&gt;&gt; FASTAS&lt;&lt;&lt;&lt;&lt;&lt;&lt;&lt;&lt;&lt;&lt;&lt;&lt;&lt;&lt;&lt;&lt;&lt;&lt;</text:p>
      <text:p text:style-name="P2">from src.DNASequence import DNASequence</text:p>
      <text:p text:style-name="P2"/>
      <text:p text:style-name="P2">class FastaRecord:</text:p>
      <text:p text:style-name="P2"><text:s text:c="4"/>def __init__(self, comment: str, sequence: DNASequence):</text:p>
      <text:p text:style-name="P2"><text:s text:c="8"/>self._comment = comment</text:p>
      <text:p text:style-name="P2"><text:s text:c="8"/>self._sequence = sequence</text:p>
      <text:p text:style-name="P2"/>
      <text:p text:style-name="P2"><text:s text:c="4"/>def is_plasmid(self) -&gt; bool:</text:p>
      <text:p text:style-name="P2"><text:s text:c="8"/>return "plasmid" in self._comment or "plm" in self._comment</text:p>
      <text:p text:style-name="P2"/>
      <text:p text:style-name="P2"><text:s text:c="4"/>def get_sequence(self) -&gt; DNASequence:</text:p>
      <text:p text:style-name="P2"><text:s text:c="8"/>return self._sequence</text:p>
      <text:p text:style-name="P2"/>
      <text:p text:style-name="P2"><text:s text:c="4"/>def get_comment(self) -&gt; str:</text:p>
      <text:p text:style-name="P2"><text:s text:c="8"/>return self._comment</text:p>
      <text:p text:style-name="P2"/>
      <text:p text:style-name="P2"><text:s text:c="4"/>def __str__(self):</text:p>
      <text:p text:style-name="P2"><text:s text:c="8"/>return f"{self.get_comment()}\n{self.get_sequence()}"</text:p>
      <text:p text:style-name="P2"/>
      <text:p text:style-name="P2"><text:s text:c="4"/>def __repr__(self):</text:p>
      <text:p text:style-name="P2"><text:s text:c="8"/>return str(self)</text:p>
      <text:p text:style-name="P2"/>
      <text:p text:style-name="P2"/>
      <text:p text:style-name="P2"/>
      <text:p text:style-name="P2"/>
      <text:p text:style-name="P2"/>
      <text:p text:style-name="P2">from src.FastaRecord import FastaRecord</text:p>
      <text:p text:style-name="P2">from src.DNASequence import DNASequence</text:p>
      <text:p text:style-name="P2">from src.Plasmid import Plasmid</text:p>
      <text:p text:style-name="P2">from pathlib import Path</text:p>
      <text:p text:style-name="P2">from typing import List</text:p>
      <text:p text:style-name="P2"/>
      <text:p text:style-name="P2"># Note: untested, add unit tests</text:p>
      <text:p text:style-name="P2">class FastaFile:</text:p>
      <text:p text:style-name="P2"><text:s text:c="4"/>def __init__(self, fasta_filepath: Path):</text:p>
      <text:p text:style-name="P2"><text:s text:c="8"/># TODO: this class is inefficient as it stores all Fasta records in RAM, it might not be appropriate for real</text:p>
      <text:p text:style-name="P2"><text:s text:c="8"/># tools. It can be efficiently implemented using context managers (see methods __enter__ and __exit__)</text:p>
      <text:p text:style-name="P2"><text:s text:c="8"/>with open(fasta_filepath) as fasta_file:</text:p>
      <text:p text:style-name="P2"><text:s text:c="12"/>all_lines = fasta_file.readlines()</text:p>
      <text:p text:style-name="P2"><text:s text:c="12"/>all_lines = list(map(str.strip, all_lines))</text:p>
      <text:p text:style-name="P2"><text:s text:c="8"/>self._all_records: List[FastaRecord] = []</text:p>
      <text:p text:style-name="P2"><text:s text:c="8"/>for comment, sequence in zip(all_lines[::2], all_lines[1::2]):</text:p>
      <text:p text:style-name="P2"><text:s text:c="12"/>record = FastaRecord(comment, DNASequence(sequence))</text:p>
      <text:p text:style-name="P2"><text:s text:c="12"/>self._all_records.append(record)</text:p>
      <text:p text:style-name="P2"/>
      <text:p text:style-name="P2"><text:s text:c="4"/>def get_all_plasmids(self) -&gt; List[Plasmid]:</text:p>
      <text:p text:style-name="P2"><text:s text:c="8"/>all_plasmids = []</text:p>
      <text:p text:style-name="P2"><text:s text:c="8"/>for record in self._all_records:</text:p>
      <text:p text:style-name="P2"><text:s text:c="12"/>if record.is_plasmid():</text:p>
      <text:p text:style-name="P2"><text:s text:c="16"/>plasmid = Plasmid(record)</text:p>
      <text:p text:style-name="P2"><text:s text:c="16"/>all_plasmids.append(plasmid)</text:p>
      <text:p text:style-name="P2"><text:s text:c="8"/>return all_plasmids</text:p>
      <text:p text:style-name="P2"/>
      <text:p text:style-name="P2"><text:s text:c="4"/>def __repr__(self):</text:p>
      <text:p text:style-name="P2"><text:s text:c="8"/>return f"Fasta file with {len(self._all_records)} records"</text:p>
      <text:p text:style-name="P4">&gt;&gt;&gt;&gt;&gt;&gt;&gt;&gt;&gt;&gt;&gt;&gt;&gt;&gt;&gt; PLASMID &lt;&lt;&lt;&lt;&lt;&lt;&lt;&lt;&lt;&lt;&lt;&lt;&lt;&lt;&lt;&lt;&lt;&lt;&lt;&lt;&lt;&lt;&lt;&lt;&lt;,</text:p>
      <text:p text:style-name="P2">from src.FastaRecord import FastaRecord</text:p>
      <text:p text:style-name="P2">from src.DNASequence import DNASequence</text:p>
      <text:p text:style-name="P2">from src.Plasmid import Plasmid</text:p>
      <text:p text:style-name="P2">from pathlib import Path</text:p>
      <text:p text:style-name="P2">from typing import List</text:p>
      <text:p text:style-name="P2"/>
      <text:p text:style-name="P2"># Note: untested, add unit tests</text:p>
      <text:p text:style-name="P2">class FastaFile:</text:p>
      <text:p text:style-name="P2"><text:s text:c="4"/>def __init__(self, fasta_filepath: Path):</text:p>
      <text:p text:style-name="P2"><text:s text:c="8"/># TODO: this class is inefficient as it stores all Fasta records in RAM, it might not be appropriate for real</text:p>
      <text:p text:style-name="P2"><text:s text:c="8"/># tools. It can be efficiently implemented using context managers (see methods __enter__ and __exit__)</text:p>
      <text:p text:style-name="P2"><text:s text:c="8"/>with open(fasta_filepath) as fasta_file:</text:p>
      <text:p text:style-name="P2"><text:s text:c="12"/>all_lines = fasta_file.readlines()</text:p>
      <text:p text:style-name="P2"><text:s text:c="12"/>all_lines = list(map(str.strip, all_lines))</text:p>
      <text:p text:style-name="P2"><text:s text:c="8"/>self._all_records: List[FastaRecord] = []</text:p>
      <text:p text:style-name="P2"><text:s text:c="8"/>for comment, sequence in zip(all_lines[::2], all_lines[1::2]):</text:p>
      <text:p text:style-name="P2"><text:s text:c="12"/>record = FastaRecord(comment, DNASequence(sequence))</text:p>
      <text:p text:style-name="P2"><text:s text:c="12"/>self._all_records.append(record)</text:p>
      <text:p text:style-name="P2"/>
      <text:p text:style-name="P2"><text:s text:c="4"/>def get_all_plasmids(self) -&gt; List[Plasmid]:</text:p>
      <text:p text:style-name="P2"><text:s text:c="8"/>all_plasmids = []</text:p>
      <text:p text:style-name="P2"><text:s text:c="8"/>for record in self._all_records:</text:p>
      <text:p text:style-name="P2"><text:s text:c="12"/>if record.is_plasmid():</text:p>
      <text:p text:style-name="P2"><text:s text:c="16"/>plasmid = Plasmid(record)</text:p>
      <text:p text:style-name="P2"><text:s text:c="16"/>all_plasmids.append(plasmid)</text:p>
      <text:p text:style-name="P2"><text:s text:c="8"/>return all_plasmids</text:p>
      <text:p text:style-name="P2"/>
      <text:p text:style-name="P2"><text:s text:c="4"/>def __repr__(self):</text:p>
      <text:p text:style-name="P2"><text:s text:c="8"/>return f"Fasta file with {len(self._all_records)} records"</text:p>
      <text:p text:style-name="P4">&gt;&gt;&gt;&gt;&gt;&gt;&gt;&gt;&gt;&gt;&gt;&gt;&gt;&gt;&gt;&gt;&gt;&gt;&gt;&gt;&gt;&gt;&gt;&gt;&gt;&gt;&gt;&gt;&gt;&gt;&gt;&gt; GENE &lt;&lt;&lt;&lt;&lt;&lt;&lt;&lt;&lt;&lt;&lt;&lt;&lt;&lt;&lt;&lt;&lt;&lt;&lt;&lt;&lt;&lt;&lt;&lt;&lt;&lt;&lt;&lt;&lt;</text:p>
      <text:p text:style-name="P2">from src.DNASequence import DNASequence</text:p>
      <text:p text:style-name="P2">from src.Transcript import Transcript, NotAValidTranscript</text:p>
      <text:p text:style-name="P2">from typing import List</text:p>
      <text:p text:style-name="P2">from src.constants import promoter_sequence, terminator_sequence</text:p>
      <text:p text:style-name="P2"/>
      <text:p text:style-name="P2"/>
      <text:p text:style-name="P2">class Gene:</text:p>
      <text:p text:style-name="P2"><text:s text:c="4"/>def __init__(self, plasmid: "Plasmid", start_pos: int, end_pos: int):</text:p>
      <text:p text:style-name="P2"><text:s text:c="8"/>self._plasmid = plasmid</text:p>
      <text:p text:style-name="P2"><text:s text:c="8"/>self._start_pos = start_pos</text:p>
      <text:p text:style-name="P2"><text:s text:c="8"/>self._end_pos = end_pos</text:p>
      <text:p text:style-name="P2"/>
      <text:p text:style-name="P2"><text:s text:c="4"/>def get_coding_sequence(self) -&gt; DNASequence:</text:p>
      <text:p text:style-name="P2"><text:s text:c="8"/>coding_sequence_start_pos = self._start_pos + len(promoter_sequence)</text:p>
      <text:p text:style-name="P2"><text:s text:c="8"/>coding_sequence_end_pos = self._end_pos - len(terminator_sequence)</text:p>
      <text:p text:style-name="P2"><text:s text:c="8"/>coding_sequence = DNASequence(self._plasmid.get_record().get_sequence().get_sequence()[</text:p>
      <text:p text:style-name="P2"><text:s text:c="44"/>coding_sequence_start_pos:coding_sequence_end_pos])</text:p>
      <text:p text:style-name="P2"/>
      <text:p text:style-name="P2"><text:s text:c="8"/>return coding_sequence</text:p>
      <text:p text:style-name="P2"/>
      <text:p text:style-name="P2"><text:s text:c="4"/>def __eq__(self, other):</text:p>
      <text:p text:style-name="P2"><text:s text:c="8"/>return (self._plasmid, self._start_pos, self._end_pos) == (other._plasmid, other._start_pos, other._end_pos)</text:p>
      <text:p text:style-name="P2"/>
      <text:p text:style-name="P2"><text:s text:c="4"/>def __str__(self):</text:p>
      <text:p text:style-name="P2"><text:s text:c="8"/>return f"{self._plasmid}[{self._start_pos}:{self._end_pos}]"</text:p>
      <text:p text:style-name="P2"/>
      <text:p text:style-name="P2"><text:s text:c="4"/>def __repr__(self):</text:p>
      <text:p text:style-name="P2"><text:s text:c="8"/>return str(self)</text:p>
      <text:p text:style-name="P2"/>
      <text:p text:style-name="P2"><text:s text:c="4"/>def _get_transcripts(self) -&gt; List[Transcript]:</text:p>
      <text:p text:style-name="P2"><text:s text:c="8"/>transcripts = []</text:p>
      <text:p text:style-name="P2"><text:s text:c="8"/>for reverse in [True, False]:</text:p>
      <text:p text:style-name="P2"><text:s text:c="12"/>for frame in [0, 1, 2]:</text:p>
      <text:p text:style-name="P2"><text:s text:c="16"/>try:</text:p>
      <text:p text:style-name="P2"><text:s text:c="20"/>transcript = Transcript.build(self, reverse, frame)</text:p>
      <text:p text:style-name="P2"><text:s text:c="20"/>transcripts.append(transcript)</text:p>
      <text:p text:style-name="P2"><text:s text:c="16"/>except NotAValidTranscript:</text:p>
      <text:p text:style-name="P2"><text:s text:c="20"/>pass</text:p>
      <text:p text:style-name="P2"><text:s text:c="8"/>return transcripts</text:p>
      <text:p text:style-name="P2"/>
      <text:p text:style-name="P2"><text:s text:c="4"/>def is_expressed(self) -&gt; bool:</text:p>
      <text:p text:style-name="P2"><text:s text:c="8"/>transcripts = self._get_transcripts()</text:p>
      <text:p text:style-name="P2"><text:s text:c="8"/>return any(not transcript.has_PTC() for transcript in transcripts)</text:p>
      <text:p text:style-name="P4">&gt;&gt;&gt;&gt;&gt;&gt;&gt;&gt;&gt;&gt;&gt;&gt;&gt;&gt;&gt;&gt;&gt;&gt;&gt;&gt;&gt;&gt;&gt;&gt;&gt;&gt;&gt;&gt;&gt;&gt;&gt;&gt;&gt; TRANSCRIPT &lt;&lt;&lt;&lt;&lt;&lt;&lt;&lt;&lt;&lt;&lt;&lt;&lt;&lt;&lt;&lt;&lt;&lt;&lt;&lt;&lt;&lt;&lt;&lt;&lt;</text:p>
      <text:p text:style-name="P2">from src.ProteinSequence import ProteinSequence</text:p>
      <text:p text:style-name="P2"/>
      <text:p text:style-name="P2">class NotAValidTranscript(Exception):</text:p>
      <text:p text:style-name="P2"><text:s text:c="4"/>pass</text:p>
      <text:p text:style-name="P2"/>
      <text:p text:style-name="P2"/>
      <text:p text:style-name="P2">class Transcript:</text:p>
      <text:p text:style-name="P2"><text:s text:c="4"/>def __init__(self, gene: "Gene", reverse: bool, frame: int):</text:p>
      <text:p text:style-name="P2"><text:s text:c="8"/>"""</text:p>
      <text:p text:style-name="P2"><text:s text:c="8"/>Builds a transcript given a gene and a frame.</text:p>
      <text:p text:style-name="P2"><text:s text:c="8"/>:param gene: the gene itself</text:p>
      <text:p text:style-name="P2"><text:s text:c="8"/>:param reverse: if the transcript being built is from the forward or reverse strand of the gene</text:p>
      <text:p text:style-name="P2"><text:s text:c="8"/>:param frame: the gene frame (0, 1 or 2)</text:p>
      <text:p text:style-name="P2"><text:s text:c="8"/>"""</text:p>
      <text:p text:style-name="P2"><text:s text:c="8"/>frame_is_valid = frame in [0, 1, 2]</text:p>
      <text:p text:style-name="P2"><text:s text:c="8"/>assert frame_is_valid, f"Error when building transcript, invalid frame: {frame}"</text:p>
      <text:p text:style-name="P2"/>
      <text:p text:style-name="P2"><text:s text:c="8"/>if reverse:</text:p>
      <text:p text:style-name="P2"><text:s text:c="12"/>dna_sequence = gene.get_coding_sequence().get_rc()</text:p>
      <text:p text:style-name="P2"><text:s text:c="8"/>else:</text:p>
      <text:p text:style-name="P2"><text:s text:c="12"/>dna_sequence = gene.get_coding_sequence()</text:p>
      <text:p text:style-name="P2"><text:s text:c="8"/>dna_sequence = dna_sequence.shift(frame)</text:p>
      <text:p text:style-name="P2"><text:s text:c="8"/>self._protein_sequence = ProteinSequence(dna_sequence)</text:p>
      <text:p text:style-name="P2"/>
      <text:p text:style-name="P2"><text:s text:c="8"/>first_start_codon_pos = self._protein_sequence.get_first_pos_of_aminoacid("M")</text:p>
      <text:p text:style-name="P2"><text:s text:c="8"/>last_stop_codon_pos = self._protein_sequence.get_last_pos_of_aminoacid("_")</text:p>
      <text:p text:style-name="P2"/>
      <text:p text:style-name="P2"><text:s text:c="8"/>if Transcript._start_and_stop_codons_are_invalid(first_start_codon_pos, last_stop_codon_pos):</text:p>
      <text:p text:style-name="P2"><text:s text:c="12"/>raise NotAValidTranscript()</text:p>
      <text:p text:style-name="P2"/>
      <text:p text:style-name="P2"><text:s text:c="8"/>self._protein_sequence.trim(first_start_codon_pos, last_stop_codon_pos + 1)</text:p>
      <text:p text:style-name="P2"/>
      <text:p text:style-name="P2"><text:s text:c="4"/>@staticmethod</text:p>
      <text:p text:style-name="P2"><text:s text:c="4"/>def build(gene, reverse: bool, frame: int):</text:p>
      <text:p text:style-name="P2"><text:s text:c="8"/>return Transcript(gene, reverse, frame)</text:p>
      <text:p text:style-name="P2"/>
      <text:p text:style-name="P2"><text:s text:c="4"/>@staticmethod</text:p>
      <text:p text:style-name="P2"><text:s text:c="4"/>def _start_and_stop_codons_are_invalid(start_codon_pos: int, stop_codon_pos: int) -&gt; bool:</text:p>
      <text:p text:style-name="P2"><text:s text:c="8"/>there_is_no_start_codon = start_codon_pos == -1</text:p>
      <text:p text:style-name="P2"><text:s text:c="8"/>there_is_no_stop_codon = stop_codon_pos == -1</text:p>
      <text:p text:style-name="P2"><text:s text:c="8"/>start_codon_appears_after_stop_codon = start_codon_pos &gt; stop_codon_pos</text:p>
      <text:p text:style-name="P2"><text:s text:c="8"/>return there_is_no_start_codon or there_is_no_stop_codon or start_codon_appears_after_stop_codon</text:p>
      <text:p text:style-name="P2"/>
      <text:p text:style-name="P2"><text:s text:c="4"/>def has_PTC(self) -&gt; bool:</text:p>
      <text:p text:style-name="P2"><text:s text:c="8"/>return self._protein_sequence.get_count_of_aminoacid("_") &gt; 1</text:p>
      <text:p text:style-name="P2"/>
      <text:p text:style-name="P2"><text:s text:c="4"/>def __str__(self):</text:p>
      <text:p text:style-name="P2"><text:s text:c="8"/>return str(self._protein_sequence)</text:p>
      <text:p text:style-name="P2"/>
      <text:p text:style-name="P2"><text:s text:c="4"/>def __repr__(self):</text:p>
      <text:p text:style-name="P2"><text:s text:c="8"/>return str(self)</text:p>
      <text:p text:style-name="P4">&gt;&gt;&gt;&gt;&gt;&gt;&gt;&gt;&gt;&gt;&gt;&gt;&gt;&gt;&gt;&gt;&gt;&gt;&gt;&gt;&gt;&gt;&gt;&gt;&gt;&gt;&gt;&gt; DNA SEQ TEST &lt;&lt;&lt;&lt;&lt;&lt;&lt;&lt;&lt;&lt;&lt;&lt;&lt;&lt;&lt;&lt;&lt;&lt;&lt;&lt;&lt;&lt;&lt;&lt;&lt;&lt;&lt;&lt;&lt;&lt;&lt;&lt;&lt;</text:p>
      <text:p text:style-name="P2">from unittest import TestCase</text:p>
      <text:p text:style-name="P2">from src.DNASequence import DNASequence</text:p>
      <text:p text:style-name="P2"/>
      <text:p text:style-name="P2">class TestDNASequence(TestCase):</text:p>
      <text:p text:style-name="P2"><text:s text:c="4"/>def test___constructor___ACGT_sequence___ok(self):</text:p>
      <text:p text:style-name="P2"><text:s text:c="8"/>actual_sequence = DNASequence("ACGT")</text:p>
      <text:p text:style-name="P2"><text:s text:c="8"/>expected_sequence = "ACGT"</text:p>
      <text:p text:style-name="P2"/>
      <text:p text:style-name="P2"><text:s text:c="8"/>self.assertEqual(expected_sequence, str(actual_sequence))</text:p>
      <text:p text:style-name="P2"/>
      <text:p text:style-name="P2"><text:s text:c="4"/>def test___get_rc___empty_sequence(self):</text:p>
      <text:p text:style-name="P2"><text:s text:c="8"/>source = DNASequence("")</text:p>
      <text:p text:style-name="P2"><text:s text:c="8"/>actual = source.get_rc()</text:p>
      <text:p text:style-name="P2"><text:s text:c="8"/>expected = DNASequence("")</text:p>
      <text:p text:style-name="P2"><text:s text:c="8"/>self.assertEqual(actual, expected)</text:p>
      <text:p text:style-name="P2"/>
      <text:p text:style-name="P2"><text:s text:c="4"/>def test___get_rc___one_base(self):</text:p>
      <text:p text:style-name="P2"><text:s text:c="8"/>source = DNASequence("A")</text:p>
      <text:p text:style-name="P2"><text:s text:c="8"/>actual = source.get_rc()</text:p>
      <text:p text:style-name="P2"><text:s text:c="8"/>expected = DNASequence("T")</text:p>
      <text:p text:style-name="P2"><text:s text:c="8"/>self.assertEqual(actual, expected)</text:p>
      <text:p text:style-name="P2"/>
      <text:p text:style-name="P2"><text:s text:c="4"/>def test___get_rc___long(self):</text:p>
      <text:p text:style-name="P2"><text:s text:c="8"/>source = DNASequence("AGGGGTCACA")</text:p>
      <text:p text:style-name="P2"><text:s text:c="8"/>actual = source.get_rc()</text:p>
      <text:p text:style-name="P2"><text:s text:c="8"/>expected = DNASequence("TGTGACCCCT")</text:p>
      <text:p text:style-name="P2"><text:s text:c="8"/>self.assertEqual(actual, expected)</text:p>
      <text:p text:style-name="P2"/>
      <text:p text:style-name="P2"><text:s text:c="4"/>def test___shift___zero_shift(self):</text:p>
      <text:p text:style-name="P2"><text:s text:c="8"/>source = DNASequence("ACGTTGCA")</text:p>
      <text:p text:style-name="P2"><text:s text:c="8"/>actual = source.shift(0)</text:p>
      <text:p text:style-name="P2"><text:s text:c="8"/>expected = DNASequence("ACGTTGCA")</text:p>
      <text:p text:style-name="P2"><text:s text:c="8"/>self.assertEqual(actual, expected)</text:p>
      <text:p text:style-name="P2"/>
      <text:p text:style-name="P2"><text:s text:c="4"/>def test___shift___one_shift(self):</text:p>
      <text:p text:style-name="P2"><text:s text:c="8"/>source = DNASequence("ACGTTGCA")</text:p>
      <text:p text:style-name="P2"><text:s text:c="8"/>actual = source.shift(1)</text:p>
      <text:p text:style-name="P2"><text:s text:c="8"/>expected = DNASequence("CGTTGCA")</text:p>
      <text:p text:style-name="P2"><text:s text:c="8"/>self.assertEqual(actual, expected)</text:p>
      <text:p text:style-name="P2"/>
      <text:p text:style-name="P2"><text:s text:c="4"/>def test___shift___two_shift(self):</text:p>
      <text:p text:style-name="P2"><text:s text:c="8"/>source = DNASequence("ACGTTGCA")</text:p>
      <text:p text:style-name="P2"><text:s text:c="8"/>actual = source.shift(2)</text:p>
      <text:p text:style-name="P2"><text:s text:c="8"/>expected = DNASequence("GTTGCA")</text:p>
      <text:p text:style-name="P2"><text:s text:c="8"/>self.assertEqual(actual, expected)</text:p>
      <text:p text:style-name="P2"/>
      <text:p text:style-name="P2"><text:s text:c="4"/>def test___shift___six_shift(self):</text:p>
      <text:p text:style-name="P2"><text:s text:c="8"/>source = DNASequence("ACGTTGCA")</text:p>
      <text:p text:style-name="P2"><text:s text:c="8"/>actual = source.shift(6)</text:p>
      <text:p text:style-name="P2"><text:s text:c="8"/>expected = DNASequence("CA")</text:p>
      <text:p text:style-name="P2"><text:s text:c="8"/>self.assertEqual(actual, expected)</text:p>
      <text:p text:style-name="P4">&gt;&gt;&gt;&gt;&gt;&gt;&gt;&gt;&gt;&gt;&gt;&gt;&gt;&gt;&gt;&gt;&gt;&gt;&gt;&gt;&gt;&gt;&gt;&gt;&gt;&gt;&gt;&gt;&gt;&gt;&gt;&gt;&gt;&gt;&gt;&gt;&gt;&gt;&gt;&gt;&gt; PROTEIN SEQ TEST &lt;&lt;&lt;&lt;&lt;&lt;&lt;&lt;&lt;&lt;&lt;&lt;&lt;&lt;&lt;&lt;&lt;&lt;&lt;&lt;&lt;&lt;&lt;&lt;&lt;&lt;&lt;&lt;&lt;&lt;&lt;&lt;&lt;</text:p>
      <text:p text:style-name="P2">from src.DNASequence import DNASequence</text:p>
      <text:p text:style-name="P2">from src.ProteinSequence import ProteinSequence</text:p>
      <text:p text:style-name="P2">from unittest.mock import patch</text:p>
      <text:p text:style-name="P2">from unittest import TestCase</text:p>
      <text:p text:style-name="P2"/>
      <text:p text:style-name="P2">class TestProteinSequence(TestCase):</text:p>
      <text:p text:style-name="P2"><text:s text:c="4"/>def test___constructor___0_nts___0_aa(self):</text:p>
      <text:p text:style-name="P2"><text:s text:c="8"/>actual = ProteinSequence(DNASequence(""))</text:p>
      <text:p text:style-name="P2"><text:s text:c="8"/>expected = ""</text:p>
      <text:p text:style-name="P2"><text:s text:c="8"/>self.assertEqual(str(actual), expected)</text:p>
      <text:p text:style-name="P2"/>
      <text:p text:style-name="P2"><text:s text:c="4"/>def test___constructor___1_nts___0_aa(self):</text:p>
      <text:p text:style-name="P2"><text:s text:c="8"/>actual = ProteinSequence(DNASequence("A"))</text:p>
      <text:p text:style-name="P2"><text:s text:c="8"/>expected = ""</text:p>
      <text:p text:style-name="P2"><text:s text:c="8"/>self.assertEqual(str(actual), expected)</text:p>
      <text:p text:style-name="P2"/>
      <text:p text:style-name="P2"><text:s text:c="4"/>def test___constructor___2_nts___0_aa(self):</text:p>
      <text:p text:style-name="P2"><text:s text:c="8"/>actual = ProteinSequence(DNASequence("AC"))</text:p>
      <text:p text:style-name="P2"><text:s text:c="8"/>expected = ""</text:p>
      <text:p text:style-name="P2"><text:s text:c="8"/>self.assertEqual(str(actual), expected)</text:p>
      <text:p text:style-name="P2"/>
      <text:p text:style-name="P2"><text:s text:c="4"/>def test___constructor___3_nts___1_aa(self):</text:p>
      <text:p text:style-name="P2"><text:s text:c="8"/>actual = ProteinSequence(DNASequence("ACT"))</text:p>
      <text:p text:style-name="P2"><text:s text:c="8"/>expected = "T"</text:p>
      <text:p text:style-name="P2"><text:s text:c="8"/>self.assertEqual(str(actual), expected)</text:p>
      <text:p text:style-name="P2"/>
      <text:p text:style-name="P2"><text:s text:c="4"/>def test___constructor___4_nts___1_aa(self):</text:p>
      <text:p text:style-name="P2"><text:s text:c="8"/>actual = ProteinSequence(DNASequence("ACTG"))</text:p>
      <text:p text:style-name="P2"><text:s text:c="8"/>expected = "T"</text:p>
      <text:p text:style-name="P2"><text:s text:c="8"/>self.assertEqual(str(actual), expected)</text:p>
      <text:p text:style-name="P2"/>
      <text:p text:style-name="P2"><text:s text:c="4"/>def test___constructor___5_nts___1_aa(self):</text:p>
      <text:p text:style-name="P2"><text:s text:c="8"/>actual = ProteinSequence(DNASequence("ACTGG"))</text:p>
      <text:p text:style-name="P2"><text:s text:c="8"/>expected = "T"</text:p>
      <text:p text:style-name="P2"><text:s text:c="8"/>self.assertEqual(str(actual), expected)</text:p>
      <text:p text:style-name="P2"/>
      <text:p text:style-name="P2"><text:s text:c="4"/>def test___constructor___6_nts___2_aa(self):</text:p>
      <text:p text:style-name="P2"><text:s text:c="8"/>actual = ProteinSequence(DNASequence("ACTGGC"))</text:p>
      <text:p text:style-name="P2"><text:s text:c="8"/>expected = "TG"</text:p>
      <text:p text:style-name="P2"><text:s text:c="8"/>self.assertEqual(str(actual), expected)</text:p>
      <text:p text:style-name="P2"/>
      <text:p text:style-name="P2"><text:s text:c="4"/>def test___constructor___complex(self):</text:p>
      <text:p text:style-name="P2"><text:s text:c="8"/>actual = ProteinSequence(DNASequence("TGGTATCGATCATTATCTAGTCAGTCGTAGTCAGCGATGCAT"))</text:p>
      <text:p text:style-name="P2"><text:s text:c="8"/>expected = "WYRSLSSQS_SAMH"</text:p>
      <text:p text:style-name="P2"><text:s text:c="8"/>self.assertEqual(str(actual), expected)</text:p>
      <text:p text:style-name="P2"/>
      <text:p text:style-name="P2"><text:s text:c="4"/>@patch.object(ProteinSequence, "_translate", return_value="MPYYRPPP_")</text:p>
      <text:p text:style-name="P2"><text:s text:c="4"/>def test___get_first_pos_of_aminoacid___not_found(self, translate_mock):</text:p>
      <text:p text:style-name="P2"><text:s text:c="8"/>sequence = ProteinSequence(DNASequence("hello!"))</text:p>
      <text:p text:style-name="P2"><text:s text:c="8"/>actual_pos = sequence.get_first_pos_of_aminoacid("I")</text:p>
      <text:p text:style-name="P2"><text:s text:c="8"/>expected_pos = -1</text:p>
      <text:p text:style-name="P2"><text:s text:c="8"/>translate_mock.assert_called_once_with("hello!")</text:p>
      <text:p text:style-name="P2"><text:s text:c="8"/>self.assertEqual(actual_pos, expected_pos)</text:p>
      <text:p text:style-name="P2"/>
      <text:p text:style-name="P2"><text:s text:c="4"/>@patch.object(ProteinSequence, "_translate", return_value="MPYYRPPP_")</text:p>
      <text:p text:style-name="P2"><text:s text:c="4"/>def test___get_first_pos_of_aminoacid___found(self, translate_mock):</text:p>
      <text:p text:style-name="P2"><text:s text:c="8"/>sequence = ProteinSequence(DNASequence(""))</text:p>
      <text:p text:style-name="P2"><text:s text:c="8"/>actual_pos = sequence.get_first_pos_of_aminoacid("P")</text:p>
      <text:p text:style-name="P2"><text:s text:c="8"/>expected_pos = 1</text:p>
      <text:p text:style-name="P2"><text:s text:c="8"/>self.assertEqual(actual_pos, expected_pos)</text:p>
      <text:p text:style-name="P2"/>
      <text:p text:style-name="P2"><text:s text:c="4"/>@patch.object(ProteinSequence, "_translate", return_value="MPYYRPPP_")</text:p>
      <text:p text:style-name="P2"><text:soft-page-break/><text:s text:c="4"/>def test___get_first_pos_of_aminoacid___last_aminoacid___found(self, translate_mock):</text:p>
      <text:p text:style-name="P2"><text:s text:c="8"/>sequence = ProteinSequence(DNASequence(""))</text:p>
      <text:p text:style-name="P2"><text:s text:c="8"/>actual_pos = sequence.get_first_pos_of_aminoacid("_")</text:p>
      <text:p text:style-name="P2"><text:s text:c="8"/>expected_pos = 8</text:p>
      <text:p text:style-name="P2"><text:s text:c="8"/>self.assertEqual(actual_pos, expected_pos)</text:p>
      <text:p text:style-name="P2"/>
      <text:p text:style-name="P2"><text:s text:c="4"/>@patch.object(ProteinSequence, "_translate", return_value="MPYYRPPP_")</text:p>
      <text:p text:style-name="P2"><text:s text:c="4"/>def test___get_last_pos_of_aminoacid___not_found(self, translate_mock):</text:p>
      <text:p text:style-name="P2"><text:s text:c="8"/>sequence = ProteinSequence(DNASequence(""))</text:p>
      <text:p text:style-name="P2"><text:s text:c="8"/>actual_pos = sequence.get_last_pos_of_aminoacid("I")</text:p>
      <text:p text:style-name="P2"><text:s text:c="8"/>expected_pos = -1</text:p>
      <text:p text:style-name="P2"><text:s text:c="8"/>self.assertEqual(actual_pos, expected_pos)</text:p>
      <text:p text:style-name="P2"/>
      <text:p text:style-name="P2"><text:s text:c="4"/>@patch.object(ProteinSequence, "_translate", return_value="MPYYRPPP_")</text:p>
      <text:p text:style-name="P2"><text:s text:c="4"/>def test___get_last_pos_of_aminoacid___found(self, translate_mock):</text:p>
      <text:p text:style-name="P2"><text:s text:c="8"/>sequence = ProteinSequence(DNASequence(""))</text:p>
      <text:p text:style-name="P2"><text:s text:c="8"/>actual_pos = sequence.get_last_pos_of_aminoacid("P")</text:p>
      <text:p text:style-name="P2"><text:s text:c="8"/>expected_pos = 7</text:p>
      <text:p text:style-name="P2"><text:s text:c="8"/>self.assertEqual(actual_pos, expected_pos)</text:p>
      <text:p text:style-name="P2"/>
      <text:p text:style-name="P2"><text:s text:c="4"/>@patch.object(ProteinSequence, "_translate", return_value="MPYYRPPP_")</text:p>
      <text:p text:style-name="P2"><text:s text:c="4"/>def test___get_last_pos_of_aminoacid___first_aminoacid___found(self, translate_mock):</text:p>
      <text:p text:style-name="P2"><text:s text:c="8"/>sequence = ProteinSequence(DNASequence(""))</text:p>
      <text:p text:style-name="P2"><text:s text:c="8"/>actual_pos = sequence.get_last_pos_of_aminoacid("M")</text:p>
      <text:p text:style-name="P2"><text:s text:c="8"/>expected_pos = 0</text:p>
      <text:p text:style-name="P2"><text:s text:c="8"/>self.assertEqual(actual_pos, expected_pos)</text:p>
      <text:p text:style-name="P2"/>
      <text:p text:style-name="P4">&gt;&gt;&gt;&gt;&gt;&gt;&gt;&gt;&gt;&gt;&gt;&gt;&gt;&gt;&gt;&gt;&gt;&gt;&gt;&gt;&gt;&gt;&gt;&gt;&gt;&gt;&gt;&gt;&gt;&gt;&gt;&gt; GENE TEST &lt;&lt;&lt;&lt;&lt;&lt;&lt;&lt;&lt;&lt;&lt;&lt;&lt;&lt;&lt;&lt;&lt;&lt;&lt;&lt;&lt;&lt;&lt;&lt;&lt;&lt;&lt;&lt;&lt;&lt;&lt;&lt;</text:p>
      <text:p text:style-name="P2">from unittest import TestCase</text:p>
      <text:p text:style-name="P2">from unittest.mock import patch, call, Mock</text:p>
      <text:p text:style-name="P2">from src.Gene import Gene</text:p>
      <text:p text:style-name="P2">from src.Transcript import Transcript, NotAValidTranscript</text:p>
      <text:p text:style-name="P2"/>
      <text:p text:style-name="P2">class TestGene(TestCase):</text:p>
      <text:p text:style-name="P2"><text:s text:c="4"/># could be done without the build method, by mocking Transcript.__new__, Transcript.__init__, and Gene.__eq__</text:p>
      <text:p text:style-name="P2"><text:s text:c="4"/>@patch.object(Transcript, "build", side_effect=["T1", "T2", "T3", "T4", "T5", "T6"])</text:p>
      <text:p text:style-name="P2"><text:s text:c="4"/>def test____get_transcripts___all_six_transcripts_are_valid(self, build_mock):</text:p>
      <text:p text:style-name="P2"><text:s text:c="8"/>dummy_gene = Gene("plasmid", 0, 0)</text:p>
      <text:p text:style-name="P2"><text:s text:c="8"/>transcripts = dummy_gene._get_transcripts()</text:p>
      <text:p text:style-name="P2"><text:s text:c="8"/>build_mock.assert_has_calls([</text:p>
      <text:p text:style-name="P2"><text:s text:c="12"/>call(dummy_gene, True, 0),</text:p>
      <text:p text:style-name="P2"><text:s text:c="12"/>call(dummy_gene, True, 1),</text:p>
      <text:p text:style-name="P2"><text:s text:c="12"/>call(dummy_gene, True, 2),</text:p>
      <text:p text:style-name="P2"><text:s text:c="12"/>call(dummy_gene, False, 0),</text:p>
      <text:p text:style-name="P2"><text:s text:c="12"/>call(dummy_gene, False, 1),</text:p>
      <text:p text:style-name="P2"><text:s text:c="12"/>call(dummy_gene, False, 2),</text:p>
      <text:p text:style-name="P2"><text:s text:c="8"/>], any_order=True)</text:p>
      <text:p text:style-name="P2"><text:s text:c="8"/>self.assertEqual(transcripts, ["T1", "T2", "T3", "T4", "T5", "T6"])</text:p>
      <text:p text:style-name="P2"/>
      <text:p text:style-name="P2"><text:s text:c="4"/>@patch.object(Transcript, "build", side_effect=["T1", NotAValidTranscript, NotAValidTranscript, "T4", "T5", NotAValidTranscript])</text:p>
      <text:p text:style-name="P2"><text:s text:c="4"/>def test____get_transcripts___3_valid_3_invalid(self, build_mock):</text:p>
      <text:p text:style-name="P2"><text:s text:c="8"/>dummy_gene = Gene("plasmid", 0, 0)</text:p>
      <text:p text:style-name="P2"><text:s text:c="8"/>transcripts = dummy_gene._get_transcripts()</text:p>
      <text:p text:style-name="P2"><text:s text:c="8"/>build_mock.assert_has_calls([</text:p>
      <text:p text:style-name="P2"><text:s text:c="12"/>call(dummy_gene, True, 0),</text:p>
      <text:p text:style-name="P2"><text:s text:c="12"/>call(dummy_gene, True, 1),</text:p>
      <text:p text:style-name="P2"><text:s text:c="12"/>call(dummy_gene, True, 2),</text:p>
      <text:p text:style-name="P2"><text:s text:c="12"/>call(dummy_gene, False, 0),</text:p>
      <text:p text:style-name="P2"><text:s text:c="12"/>call(dummy_gene, False, 1),</text:p>
      <text:p text:style-name="P2"><text:s text:c="12"/>call(dummy_gene, False, 2),</text:p>
      <text:p text:style-name="P2"><text:s text:c="8"/>], any_order=True)</text:p>
      <text:p text:style-name="P2"><text:s text:c="8"/>self.assertEqual(transcripts, ["T1", "T4", "T5"])</text:p>
      <text:p text:style-name="P2"/>
      <text:p text:style-name="P2"/>
      <text:p text:style-name="P2"><text:s text:c="4"/>@patch.object(Gene, "_get_transcripts", return_value=[])</text:p>
      <text:p text:style-name="P2"><text:s text:c="4"/>def test___is_expressed___no_transcripts_are_valid___not_expressed(self, *uninteresting_mocks):</text:p>
      <text:p text:style-name="P2"><text:s text:c="8"/>dummy_gene = Gene("plasmid", 0, 0)</text:p>
      <text:p text:style-name="P2"><text:s text:c="8"/>self.assertFalse(dummy_gene.is_expressed())</text:p>
      <text:p text:style-name="P2"/>
      <text:p text:style-name="P2"><text:s text:c="4"/>@patch.object(Gene, "_get_transcripts", return_value=[Mock(has_PTC=Mock(return_value=True)),</text:p>
      <text:p text:style-name="P2"><text:s text:c="58"/>Mock(has_PTC=Mock(return_value=True)),</text:p>
      <text:p text:style-name="P2"><text:s text:c="58"/>Mock(has_PTC=Mock(return_value=True))])</text:p>
      <text:p text:style-name="P2"><text:s text:c="4"/>def test___is_expressed___3_transcripts___all_have_PTC___not_expressed(self, *uninteresting_mocks):</text:p>
      <text:p text:style-name="P2"><text:s text:c="8"/>dummy_gene = Gene("plasmid", 0, 0)</text:p>
      <text:p text:style-name="P2"><text:s text:c="8"/>self.assertFalse(dummy_gene.is_expressed())</text:p>
      <text:p text:style-name="P2"/>
      <text:p text:style-name="P2"><text:s text:c="4"/>@patch.object(Gene, "_get_transcripts", return_value=[Mock(has_PTC=Mock(return_value=True)),</text:p>
      <text:p text:style-name="P2"><text:s text:c="58"/>Mock(has_PTC=Mock(return_value=True)),</text:p>
      <text:p text:style-name="P2"><text:s text:c="58"/>Mock(has_PTC=Mock(return_value=False))])</text:p>
      <text:p text:style-name="P2"><text:s text:c="4"/>def test___is_expressed___3_transcripts___one_does_not_have_PTC___expressed(self, *uninteresting_mocks):</text:p>
      <text:p text:style-name="P2"><text:s text:c="8"/>dummy_gene = Gene("plasmid", 0, 0)</text:p>
      <text:p text:style-name="P2"><text:s text:c="8"/>self.assertTrue(dummy_gene.is_expressed())</text:p>
      <text:p text:style-name="P4">&gt;&gt;&gt;&gt;&gt;&gt;&gt;&gt;&gt;&gt;&gt;&gt;&gt;&gt;&gt;&gt;&gt;&gt;&gt;&gt;&gt;&gt;&gt;&gt;&gt;&gt;&gt;&gt;&gt;&gt;&gt;&gt;&gt;&gt;&gt;&gt;&gt; PLASMID TEST &lt;&lt;&lt;&lt;&lt;&lt;&lt;&lt;&lt;&lt;&lt;&lt;&lt;&lt;&lt;&lt;&lt;&lt;&lt;&lt;&lt;&lt;&lt;&lt;&lt;&lt;&lt;&lt;&lt;&lt;&lt;&lt;&lt;&lt;&lt;&lt;&lt;&lt;&lt;</text:p>
      <text:p text:style-name="P2">from unittest import TestCase</text:p>
      <text:p text:style-name="P2">from unittest.mock import patch</text:p>
      <text:p text:style-name="P2">from src.FastaRecord import FastaRecord</text:p>
      <text:p text:style-name="P2">from src.DNASequence import DNASequence</text:p>
      <text:p text:style-name="P2">from src.Plasmid import Plasmid</text:p>
      <text:p text:style-name="P2">from src.Gene import Gene</text:p>
      <text:p text:style-name="P2">from src.constants import terminator_sequence</text:p>
      <text:p text:style-name="P2"/>
      <text:p text:style-name="P2">class TestPlasmid(TestCase):</text:p>
      <text:p text:style-name="P2"><text:s text:c="4"/>def setUp(self) -&gt; None:</text:p>
      <text:p text:style-name="P2"><text:s text:c="8"/>self.record = FastaRecord("&gt;record", DNASequence(</text:p>
      <text:p text:style-name="P2"><text:s text:c="12"/>"ACCGTAGGTTGGCAGTCAGTCAGCATCTACTGTTTGCAGTTTTTCGTCTGCTTTTGTCTCTGCTGCTGTCGTTTAAAAA")</text:p>
      <text:p text:style-name="P2"><text:s text:c="8"/>)</text:p>
      <text:p text:style-name="P2"><text:s text:c="8"/>self.plasmid = Plasmid(self.record)</text:p>
      <text:p text:style-name="P2"/>
      <text:p text:style-name="P2"><text:s text:c="4"/>def test___constructor(self):</text:p>
      <text:p text:style-name="P2"><text:s text:c="8"/>self.assertEqual(self.plasmid._record, self.record)</text:p>
      <text:p text:style-name="P2"/>
      <text:p text:style-name="P2"><text:s text:c="4"/>def test____find_promoter___just_before_promoter___finds_promoter(self):</text:p>
      <text:p text:style-name="P2"><text:s text:c="8"/>actual_promoter_pos = self.plasmid._find_promoter(4)</text:p>
      <text:p text:style-name="P2"><text:s text:c="8"/>expected_promoter_pos = 5</text:p>
      <text:p text:style-name="P2"><text:s text:c="8"/>self.assertEqual(actual_promoter_pos, expected_promoter_pos)</text:p>
      <text:p text:style-name="P2"/>
      <text:p text:style-name="P2"><text:s text:c="4"/>def test____find_promoter___just_on_promoter___finds_promoter(self):</text:p>
      <text:p text:style-name="P2"><text:s text:c="8"/>actual_promoter_pos = self.plasmid._find_promoter(5)</text:p>
      <text:p text:style-name="P2"><text:s text:c="8"/>expected_promoter_pos = 5</text:p>
      <text:p text:style-name="P2"><text:s text:c="8"/>self.assertEqual(actual_promoter_pos, expected_promoter_pos)</text:p>
      <text:p text:style-name="P2"/>
      <text:p text:style-name="P2"><text:s text:c="4"/>def test____find_promoter___just_after_promoter___does_not_find_promoter(self):</text:p>
      <text:p text:style-name="P2"><text:s text:c="8"/>actual_promoter_pos = self.plasmid._find_promoter(6)</text:p>
      <text:p text:style-name="P2"><text:s text:c="8"/>expected_promoter_pos = -1</text:p>
      <text:p text:style-name="P2"><text:s text:c="8"/>self.assertEqual(actual_promoter_pos, expected_promoter_pos)</text:p>
      <text:p text:style-name="P2"/>
      <text:p text:style-name="P2"><text:s text:c="4"/>def test____find_promoter___just_after_promoter___finds_next_promoter(self):</text:p>
      <text:p text:style-name="P2"><text:s text:c="8"/>record = FastaRecord("&gt;record", DNASequence(</text:p>
      <text:p text:style-name="P2"><text:s text:c="12"/>"ACCGTAGGTTGGCAGTCAGTCAGCATCTACTGTTTGCAGTTTTTCGTCTGCTTTTGTCTCTGCTGCTGTCGTTTAAAAAAGGTTGGCAGTCAGTCAGCATCTACTGTTTGCAG")</text:p>
      <text:p text:style-name="P2"><text:s text:c="34"/>)</text:p>
      <text:p text:style-name="P2"><text:s text:c="8"/>plasmid = Plasmid(record)</text:p>
      <text:p text:style-name="P2"><text:s text:c="8"/>actual_promoter_pos = plasmid._find_promoter(6)</text:p>
      <text:p text:style-name="P2"><text:s text:c="8"/>expected_promoter_pos = 79</text:p>
      <text:p text:style-name="P2"><text:s text:c="8"/>self.assertEqual(actual_promoter_pos, expected_promoter_pos)</text:p>
      <text:p text:style-name="P2"/>
      <text:p text:style-name="P2"><text:s text:c="4"/>def test___get_genes___single_gene(self):</text:p>
      <text:p text:style-name="P2"><text:s text:c="8"/>actual_genes = self.plasmid.get_genes()</text:p>
      <text:p text:style-name="P2"><text:s text:c="8"/>expected_genes = [Gene(self.plasmid, 5, 74)]</text:p>
      <text:p text:style-name="P2"><text:s text:c="8"/>self.assertEqual(actual_genes, expected_genes)</text:p>
      <text:p text:style-name="P2"/>
      <text:p text:style-name="P2"><text:s text:c="4"/>@patch.object(Plasmid, "_find_promoter", side_effect=[15, -1])</text:p>
      <text:p text:style-name="P2"><text:s text:c="4"/>@patch.object(Plasmid, "_find_terminator", side_effect=[500, -1])</text:p>
      <text:p text:style-name="P2"><text:s text:c="4"/>def test___get_genes___1_promoter_1_terminator___1_gene(self, *mocks):</text:p>
      <text:p text:style-name="P2"><text:s text:c="8"/>dummy_plasmid = Plasmid(None)</text:p>
      <text:p text:style-name="P2"><text:s text:c="8"/>actual_genes = dummy_plasmid.get_genes()</text:p>
      <text:p text:style-name="P2"><text:s text:c="8"/>expected_genes = [Gene(dummy_plasmid, 15, 500+len(terminator_sequence))]</text:p>
      <text:p text:style-name="P2"><text:s text:c="8"/>self.assertEqual(actual_genes, expected_genes)</text:p>
      <text:p text:style-name="P2"/>
      <text:p text:style-name="P2"><text:s text:c="4"/>@patch.object(Plasmid, "_find_promoter", side_effect=[-1])</text:p>
      <text:p text:style-name="P2"><text:s text:c="4"/>@patch.object(Plasmid, "_find_terminator", side_effect=[-1])</text:p>
      <text:p text:style-name="P2"><text:s text:c="4"/>def test___get_genes___0_promoter_0_terminator___no_genes(self, *mocks):</text:p>
      <text:p text:style-name="P2"><text:s text:c="8"/>dummy_plasmid = Plasmid(None)</text:p>
      <text:p text:style-name="P2"><text:soft-page-break/><text:s text:c="8"/>actual_genes = dummy_plasmid.get_genes()</text:p>
      <text:p text:style-name="P2"><text:s text:c="8"/>expected_genes = []</text:p>
      <text:p text:style-name="P2"><text:s text:c="8"/>self.assertEqual(actual_genes, expected_genes)</text:p>
      <text:p text:style-name="P2"/>
      <text:p text:style-name="P2"><text:s text:c="4"/>@patch.object(Plasmid, "_find_promoter", side_effect=[15, -1])</text:p>
      <text:p text:style-name="P2"><text:s text:c="4"/>@patch.object(Plasmid, "_find_terminator", side_effect=[-1])</text:p>
      <text:p text:style-name="P2"><text:s text:c="4"/>def test___get_genes___1_promoter_0_terminator___no_genes(self, *mocks):</text:p>
      <text:p text:style-name="P2"><text:s text:c="8"/>dummy_plasmid = Plasmid(None)</text:p>
      <text:p text:style-name="P2"><text:s text:c="8"/>actual_genes = dummy_plasmid.get_genes()</text:p>
      <text:p text:style-name="P2"><text:s text:c="8"/>expected_genes = []</text:p>
      <text:p text:style-name="P2"><text:s text:c="8"/>self.assertEqual(actual_genes, expected_genes)</text:p>
      <text:p text:style-name="P2"/>
      <text:p text:style-name="P2"><text:s text:c="4"/>@patch.object(Plasmid, "_find_promoter", side_effect=[15, 100, -1])</text:p>
      <text:p text:style-name="P2"><text:s text:c="4"/>@patch.object(Plasmid, "_find_terminator", side_effect=[-1])</text:p>
      <text:p text:style-name="P2"><text:s text:c="4"/>def test___get_genes___2_promoter_0_terminator___no_genes(self, *mocks):</text:p>
      <text:p text:style-name="P2"><text:s text:c="8"/>dummy_plasmid = Plasmid(None)</text:p>
      <text:p text:style-name="P2"><text:s text:c="8"/>actual_genes = dummy_plasmid.get_genes()</text:p>
      <text:p text:style-name="P2"><text:s text:c="8"/>expected_genes = []</text:p>
      <text:p text:style-name="P2"><text:s text:c="8"/>self.assertEqual(actual_genes, expected_genes)</text:p>
      <text:p text:style-name="P2"/>
      <text:p text:style-name="P2"><text:s text:c="4"/>@patch.object(Plasmid, "_find_promoter", side_effect=[-1])</text:p>
      <text:p text:style-name="P2"><text:s text:c="4"/>@patch.object(Plasmid, "_find_terminator", side_effect=[50, -1])</text:p>
      <text:p text:style-name="P2"><text:s text:c="4"/>def test___get_genes___0_promoter_1_terminator___no_genes(self, *mocks):</text:p>
      <text:p text:style-name="P2"><text:s text:c="8"/>dummy_plasmid = Plasmid(None)</text:p>
      <text:p text:style-name="P2"><text:s text:c="8"/>actual_genes = dummy_plasmid.get_genes()</text:p>
      <text:p text:style-name="P2"><text:s text:c="8"/>expected_genes = []</text:p>
      <text:p text:style-name="P2"><text:s text:c="8"/>self.assertEqual(actual_genes, expected_genes)</text:p>
      <text:p text:style-name="P2"/>
      <text:p text:style-name="P2"><text:s text:c="4"/>@patch.object(Plasmid, "_find_promoter", side_effect=[-1])</text:p>
      <text:p text:style-name="P2"><text:s text:c="4"/>@patch.object(Plasmid, "_find_terminator", side_effect=[50, 200, -1])</text:p>
      <text:p text:style-name="P2"><text:s text:c="4"/>def test___get_genes___0_promoter_2_terminator___no_genes(self, *mocks):</text:p>
      <text:p text:style-name="P2"><text:s text:c="8"/>dummy_plasmid = Plasmid(None)</text:p>
      <text:p text:style-name="P2"><text:s text:c="8"/>actual_genes = dummy_plasmid.get_genes()</text:p>
      <text:p text:style-name="P2"><text:s text:c="8"/>expected_genes = []</text:p>
      <text:p text:style-name="P2"><text:s text:c="8"/>self.assertEqual(actual_genes, expected_genes)</text:p>
      <text:p text:style-name="P2"/>
      <text:p text:style-name="P2"><text:s text:c="4"/>@patch.object(Plasmid, "_find_promoter", side_effect=[15, 50, -1])</text:p>
      <text:p text:style-name="P2"><text:s text:c="4"/>@patch.object(Plasmid, "_find_terminator", side_effect=[500, -1])</text:p>
      <text:p text:style-name="P2"><text:s text:c="4"/>def test___get_genes___2_promoter_1_terminator___case_1___1_gene(self, *mocks):</text:p>
      <text:p text:style-name="P2"><text:s text:c="8"/>dummy_plasmid = Plasmid(None)</text:p>
      <text:p text:style-name="P2"><text:s text:c="8"/>actual_genes = dummy_plasmid.get_genes()</text:p>
      <text:p text:style-name="P2"><text:s text:c="8"/>expected_genes = [Gene(dummy_plasmid, 15, 500 + len(terminator_sequence))]</text:p>
      <text:p text:style-name="P2"><text:s text:c="8"/>self.assertEqual(actual_genes, expected_genes)</text:p>
      <text:p text:style-name="P2"/>
      <text:p text:style-name="P2"><text:s text:c="4"/>@patch.object(Plasmid, "_find_promoter", side_effect=[15, 1000, -1])</text:p>
      <text:p text:style-name="P2"><text:s text:c="4"/>@patch.object(Plasmid, "_find_terminator", side_effect=[500, -1])</text:p>
      <text:p text:style-name="P2"><text:s text:c="4"/>def test___get_genes___2_promoter_1_terminator___case_2___1_gene(self, *mocks):</text:p>
      <text:p text:style-name="P2"><text:s text:c="8"/>dummy_plasmid = Plasmid(None)</text:p>
      <text:p text:style-name="P2"><text:s text:c="8"/>actual_genes = dummy_plasmid.get_genes()</text:p>
      <text:p text:style-name="P2"><text:s text:c="8"/>expected_genes = [Gene(dummy_plasmid, 15, 500 + len(terminator_sequence))]</text:p>
      <text:p text:style-name="P2"><text:s text:c="8"/>self.assertEqual(actual_genes, expected_genes)</text:p>
      <text:p text:style-name="P2"/>
      <text:p text:style-name="P2"><text:s text:c="4"/>@patch.object(Plasmid, "_find_promoter", side_effect=[15, -1])</text:p>
      <text:p text:style-name="P2"><text:s text:c="4"/>@patch.object(Plasmid, "_find_terminator", side_effect=[500, 1000, -1])</text:p>
      <text:p text:style-name="P2"><text:s text:c="4"/>def test___get_genes___1_promoter_2_terminator___case_1___1_gene(self, *mocks):</text:p>
      <text:p text:style-name="P2"><text:s text:c="8"/>dummy_plasmid = Plasmid(None)</text:p>
      <text:p text:style-name="P2"><text:s text:c="8"/>actual_genes = dummy_plasmid.get_genes()</text:p>
      <text:p text:style-name="P2"><text:s text:c="8"/>expected_genes = [Gene(dummy_plasmid, 15, 500 + len(terminator_sequence))]</text:p>
      <text:p text:style-name="P2"><text:s text:c="8"/>self.assertEqual(actual_genes, expected_genes)</text:p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6:05:31.390933439</meta:creation-date>
    <dc:date>2022-12-12T16:12:37.095166365</dc:date>
    <meta:editing-duration>PT7M6S</meta:editing-duration>
    <meta:editing-cycles>1</meta:editing-cycles>
    <meta:document-statistic meta:table-count="0" meta:image-count="0" meta:object-count="0" meta:page-count="12" meta:paragraph-count="474" meta:word-count="1609" meta:character-count="23192" meta:non-whitespace-character-count="18750"/>
    <meta:generator>LibreOffice/6.4.7.2$Linux_X86_64 LibreOffice_project/40$Build-2</meta:generator>
  </office:meta>
</office:document-meta>
</file>